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no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2-23_20-53-47_000.jpg</text:p>
          </table:table-cell>
          <table:table-cell table:style-name="ce25" office:value-type="string">
            <text:p><text:s/>:m 食べた物 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2-24_02-24-14_000.jpg</text:p>
          </table:table-cell>
          <table:table-cell table:style-name="ce26" office:value-type="string">
            <text:p>:m other / log / 寝る前　ウェブ閲覧　記録　（for オナニー） / 了 / 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other / log / 寝る前　ウェブ閲覧　記録　（for オナニー） / 了 / other=~">
            <text:p>:m other / log / 寝る前　ウェブ閲覧　記録　（for オナニー） / 了 / 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2-24_02-50-08_000.jpg</text:p>
          </table:table-cell>
          <table:table-cell table:style-name="ce25" office:value-type="string">
            <text:p>:m :PHOTO 寝た時刻 / 2022</text:p>
          </table:table-cell>
          <table:table-cell table:style-name="ce26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2-24_09-48-35_000.jpg</text:p>
          </table:table-cell>
          <table:table-cell table:style-name="ce25" office:value-type="string">
            <text:p>:m :PHOTO 起きた時刻 / 2022</text:p>
          </table:table-cell>
          <table:table-cell table:style-name="ce18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2-24_10-01-58_000.jpg</text:p>
          </table:table-cell>
          <table:table-cell table:style-name="ce34" office:value-type="string">
            <text:p>:m :th / topic=和歌、漢詩。物理に絡んだ取り組みに、役立つ。 / content=和歌、漢詩。物理に関する取り組み、何に取り組むか。考案するのに、役立つだろう。アラビア語その他での、調べ物活動も。「数学遊び」も。 / lang=ja || :m :lets / action activity / やること / genre=diary:書くこと / content=diary. polish. 各恒星について、その特徴について、記述しよう。（２）猫。公園内の、各設備について。 || :m :lets / action activity / やること / genre=diary:書くこと / content=韓国語。鳥に加えて、樹木についての記事も。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:th / topic=和歌、漢詩。物理に絡んだ取り組みに、役立つ。 / content=和歌、漢詩。物理に関する取り組み、何に取り組むか。考案するのに、役立つだろう。アラビア語その他での、調べ物活動も。「数学遊び」も。 / lang=ja || :m :lets / action activity / やること / genre=diary:書くこと / content=diary. polish. 各恒星について、その特徴について、記述しよう。（２）猫。公園内の、各設備について。 || :m :lets / action activity / やること / genre=diary:書くこと / content=韓国語。鳥に加えて、樹木についての記事も。">
            <text:p>:m :th / topic=和歌、漢詩。物理に絡んだ取り組みに、役立つ。 / content=和歌、漢詩。物理に関する取り組み、何に取り組むか。考案するのに、役立つだろう。アラビア語その他での、調べ物活動も。「数学遊び」も。 / lang=ja || :m :lets / action activity / やること / genre=diary:書くこと / content=diary. polish. 各恒星について、その特徴について、記述しよう。（２）猫。公園内の、各設備について。 || :m :lets / action activity / やること / genre=diary:書くこと / content=韓国語。鳥に加えて、樹木についての記事も。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2-24_10-21-17_000.jpg</text:p>
          </table:table-cell>
          <table:table-cell table:style-name="ce34" office:value-type="string">
            <text:p>:PHOTO 記録 / やったこと / occasion=机上スタンド。明滅を始めた。直しを試みた。 / for=行ったこと。時間軸で、書き出した。 / doc=~,other=~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PHOTO 記録 / やったこと / occasion=机上スタンド。明滅を始めた。直しを試みた。 / for=行ったこと。時間軸で、書き出した。 / doc=~,other=~">
            <text:p>:PHOTO 記録 / やったこと / occasion=机上スタンド。明滅を始めた。直しを試みた。 / for=行ったこと。時間軸で、書き出した。 / doc=~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2-24_14-23-41_000.jpg</text:p>
          </table:table-cell>
          <table:table-cell table:style-name="ce34" office:value-type="string">
            <text:p>:m #*# RES / JVEMV6 64#140-7.5 / 『大坂一件大塩平八郎存書』 / w=天下後世～仁義もなき / p.~ / topic=~,other=~</text:p>
          </table:table-cell>
          <table:table-cell table:style-name="ce18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#*# RES / JVEMV6 64#140-7.5 / 『大坂一件大塩平八郎存書』 / w=天下後世～仁義もなき / p.~ / topic=~,other=~">
            <text:p>:m #*# RES / JVEMV6 64#140-7.5 / 『大坂一件大塩平八郎存書』 / w=天下後世～仁義もなき / p.~ / topic=~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2-24_14-34-17_000.jpg</text:p>
          </table:table-cell>
          <table:table-cell table:style-name="ce34" office:value-type="string">
            <text:p>:m 東和 PHOTO / 220225f / 雑司が谷駅 / 横浜南太田１丁目マンション / １名 / サイタ工業（住協建設） / 資料：天気</text:p>
          </table:table-cell>
          <table:table-cell table:style-name="ce25"/>
          <table:table-cell table:style-name="ce10" table:formula="of:=[.F9]" office:value-type="float" office:value="0">
            <text:p>0</text:p>
          </table:table-cell>
          <table:table-cell table:style-name="ce10"/>
          <table:table-cell table:style-name="ce48" table:formula="of:=IF([.E9]=&quot;&quot;;[.C9];CONCATENATE([.C9];&quot; / &quot;;[.E9]))" office:value-type="string" office:string-value=":m 東和 PHOTO / 220225f / 雑司が谷駅 / 横浜南太田１丁目マンション / １名 / サイタ工業（住協建設） / 資料：天気">
            <text:p>:m 東和 PHOTO / 220225f / 雑司が谷駅 / 横浜南太田１丁目マンション / １名 / サイタ工業（住協建設） / 資料：天気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2-24_14-39-31_000.jpg</text:p>
          </table:table-cell>
          <table:table-cell table:style-name="ce34" office:value-type="string">
            <text:p>:m 東和 PHOTO / 220225f / 雑司が谷駅 / 横浜南太田１丁目マンション / １名 / サイタ工業（住協建設） / 資料：交通</text:p>
          </table:table-cell>
          <table:table-cell table:style-name="ce25"/>
          <table:table-cell table:style-name="ce10" table:formula="of:=[.F10]" office:value-type="float" office:value="0">
            <text:p>0</text:p>
          </table:table-cell>
          <table:table-cell table:style-name="ce10"/>
          <table:table-cell table:style-name="ce48" table:formula="of:=IF([.E10]=&quot;&quot;;[.C10];CONCATENATE([.C10];&quot; / &quot;;[.E10]))" office:value-type="string" office:string-value=":m 東和 PHOTO / 220225f / 雑司が谷駅 / 横浜南太田１丁目マンション / １名 / サイタ工業（住協建設） / 資料：交通">
            <text:p>:m 東和 PHOTO / 220225f / 雑司が谷駅 / 横浜南太田１丁目マンション / １名 / サイタ工業（住協建設） / 資料：交通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2022-02-24_14-39-37_000.jpg</text:p>
          </table:table-cell>
          <table:table-cell table:style-name="ce34" office:value-type="string">
            <text:p>:m 東和 PHOTO / 220225f / 雑司が谷駅 / 横浜南太田１丁目マンション / １名 / サイタ工業（住協建設） / 資料：交通</text:p>
          </table:table-cell>
          <table:table-cell table:style-name="ce25"/>
          <table:table-cell table:style-name="ce10" table:formula="of:=[.F11]" office:value-type="float" office:value="0">
            <text:p>0</text:p>
          </table:table-cell>
          <table:table-cell table:style-name="ce10"/>
          <table:table-cell table:style-name="ce48" table:formula="of:=IF([.E11]=&quot;&quot;;[.C11];CONCATENATE([.C11];&quot; / &quot;;[.E11]))" office:value-type="string" office:string-value=":m 東和 PHOTO / 220225f / 雑司が谷駅 / 横浜南太田１丁目マンション / １名 / サイタ工業（住協建設） / 資料：交通">
            <text:p>:m 東和 PHOTO / 220225f / 雑司が谷駅 / 横浜南太田１丁目マンション / １名 / サイタ工業（住協建設） / 資料：交通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2022-02-24_15-02-45_000.jpg</text:p>
          </table:table-cell>
          <table:table-cell table:style-name="ce34" office:value-type="string">
            <text:p>:m 東和 PHOTO / 220225f / 雑司が谷駅 / 横浜南太田１丁目マンション / １名 / サイタ工業（住協建設） / 指示書</text:p>
          </table:table-cell>
          <table:table-cell table:style-name="ce26"/>
          <table:table-cell table:style-name="ce10" table:formula="of:=[.F12]" office:value-type="float" office:value="0">
            <text:p>0</text:p>
          </table:table-cell>
          <table:table-cell table:style-name="ce10"/>
          <table:table-cell table:style-name="ce48" table:formula="of:=IF([.E12]=&quot;&quot;;[.C12];CONCATENATE([.C12];&quot; / &quot;;[.E12]))" office:value-type="string" office:string-value=":m 東和 PHOTO / 220225f / 雑司が谷駅 / 横浜南太田１丁目マンション / １名 / サイタ工業（住協建設） / 指示書">
            <text:p>:m 東和 PHOTO / 220225f / 雑司が谷駅 / 横浜南太田１丁目マンション / １名 / サイタ工業（住協建設） / 指示書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8" office:value-type="string">
            <text:p>2022-02-24_15-02-49_000.jpg</text:p>
          </table:table-cell>
          <table:table-cell table:style-name="ce34" office:value-type="string">
            <text:p>:m 東和 PHOTO / 220225f / 雑司が谷駅 / 横浜南太田１丁目マンション / １名 / サイタ工業（住協建設） / 指示書</text:p>
          </table:table-cell>
          <table:table-cell table:style-name="ce26"/>
          <table:table-cell table:style-name="ce10" table:formula="of:=[.F13]" office:value-type="float" office:value="0">
            <text:p>0</text:p>
          </table:table-cell>
          <table:table-cell table:style-name="ce10"/>
          <table:table-cell table:style-name="ce48" table:formula="of:=IF([.E13]=&quot;&quot;;[.C13];CONCATENATE([.C13];&quot; / &quot;;[.E13]))" office:value-type="string" office:string-value=":m 東和 PHOTO / 220225f / 雑司が谷駅 / 横浜南太田１丁目マンション / １名 / サイタ工業（住協建設） / 指示書">
            <text:p>:m 東和 PHOTO / 220225f / 雑司が谷駅 / 横浜南太田１丁目マンション / １名 / サイタ工業（住協建設） / 指示書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8" office:value-type="string">
            <text:p>2022-02-24_15-02-55_000.jpg</text:p>
          </table:table-cell>
          <table:table-cell table:style-name="ce34" office:value-type="string">
            <text:p>:m 東和 PHOTO / 220225f / 雑司が谷駅 / 横浜南太田１丁目マンション / １名 / サイタ工業（住協建設） / 指示書</text:p>
          </table:table-cell>
          <table:table-cell table:style-name="ce26"/>
          <table:table-cell table:style-name="ce10" table:formula="of:=[.F14]" office:value-type="float" office:value="0">
            <text:p>0</text:p>
          </table:table-cell>
          <table:table-cell table:style-name="ce10"/>
          <table:table-cell table:style-name="ce48" table:formula="of:=IF([.E14]=&quot;&quot;;[.C14];CONCATENATE([.C14];&quot; / &quot;;[.E14]))" office:value-type="string" office:string-value=":m 東和 PHOTO / 220225f / 雑司が谷駅 / 横浜南太田１丁目マンション / １名 / サイタ工業（住協建設） / 指示書">
            <text:p>:m 東和 PHOTO / 220225f / 雑司が谷駅 / 横浜南太田１丁目マンション / １名 / サイタ工業（住協建設） / 指示書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8" office:value-type="string">
            <text:p>2022-02-24_15-03-04_000.jpg</text:p>
          </table:table-cell>
          <table:table-cell table:style-name="ce34" office:value-type="string">
            <text:p>:m 東和 PHOTO / 220225f / 雑司が谷駅 / 横浜南太田１丁目マンション / １名 / サイタ工業（住協建設） / 指示書：地図</text:p>
          </table:table-cell>
          <table:table-cell table:style-name="ce26"/>
          <table:table-cell table:style-name="ce10" table:formula="of:=[.F15]" office:value-type="float" office:value="0">
            <text:p>0</text:p>
          </table:table-cell>
          <table:table-cell table:style-name="ce10"/>
          <table:table-cell table:style-name="ce48" table:formula="of:=IF([.E15]=&quot;&quot;;[.C15];CONCATENATE([.C15];&quot; / &quot;;[.E15]))" office:value-type="string" office:string-value=":m 東和 PHOTO / 220225f / 雑司が谷駅 / 横浜南太田１丁目マンション / １名 / サイタ工業（住協建設） / 指示書：地図">
            <text:p>:m 東和 PHOTO / 220225f / 雑司が谷駅 / 横浜南太田１丁目マンション / １名 / サイタ工業（住協建設） / 指示書：地図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8" office:value-type="string">
            <text:p>2022-02-24_15-24-10_000.jpg</text:p>
          </table:table-cell>
          <table:table-cell table:style-name="ce34" office:value-type="string">
            <text:p>:m 東和 PHOTO / 220225f / 雑司が谷駅 / 横浜南太田１丁目マンション / １名 / サイタ工業（住協建設） / 資料：交通</text:p>
          </table:table-cell>
          <table:table-cell table:style-name="ce26"/>
          <table:table-cell table:style-name="ce10" table:formula="of:=[.F16]" office:value-type="float" office:value="0">
            <text:p>0</text:p>
          </table:table-cell>
          <table:table-cell table:style-name="ce10"/>
          <table:table-cell table:style-name="ce48" table:formula="of:=IF([.E16]=&quot;&quot;;[.C16];CONCATENATE([.C16];&quot; / &quot;;[.E16]))" office:value-type="string" office:string-value=":m 東和 PHOTO / 220225f / 雑司が谷駅 / 横浜南太田１丁目マンション / １名 / サイタ工業（住協建設） / 資料：交通">
            <text:p>:m 東和 PHOTO / 220225f / 雑司が谷駅 / 横浜南太田１丁目マンション / １名 / サイタ工業（住協建設） / 資料：交通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8" office:value-type="string">
            <text:p>2022-02-24_15-32-25_000.jpg</text:p>
          </table:table-cell>
          <table:table-cell table:style-name="ce34" office:value-type="string">
            <text:p>:m 東和 PHOTO / 220225f / 雑司が谷駅 / 横浜南太田１丁目マンション / １名 / サイタ工業（住協建設） / 資料：地図：路上</text:p>
          </table:table-cell>
          <table:table-cell table:style-name="ce26"/>
          <table:table-cell table:style-name="ce10" table:formula="of:=[.F17]" office:value-type="float" office:value="0">
            <text:p>0</text:p>
          </table:table-cell>
          <table:table-cell table:style-name="ce10"/>
          <table:table-cell table:style-name="ce48" table:formula="of:=IF([.E17]=&quot;&quot;;[.C17];CONCATENATE([.C17];&quot; / &quot;;[.E17]))" office:value-type="string" office:string-value=":m 東和 PHOTO / 220225f / 雑司が谷駅 / 横浜南太田１丁目マンション / １名 / サイタ工業（住協建設） / 資料：地図：路上">
            <text:p>:m 東和 PHOTO / 220225f / 雑司が谷駅 / 横浜南太田１丁目マンション / １名 / サイタ工業（住協建設） / 資料：地図：路上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8" office:value-type="string">
            <text:p>2022-02-24_19-00-46_000.jpg</text:p>
          </table:table-cell>
          <table:table-cell table:style-name="ce34" office:value-type="string">
            <text:p>:m :篠笛,shinobue #*# / session-memo / s.1:todays-melody,i.f.=~,Re+,other=melodies:①~③</text:p>
          </table:table-cell>
          <table:table-cell table:style-name="ce25"/>
          <table:table-cell table:style-name="ce10" table:formula="of:=[.F18]" office:value-type="float" office:value="0">
            <text:p>0</text:p>
          </table:table-cell>
          <table:table-cell table:style-name="ce10"/>
          <table:table-cell table:style-name="ce48" table:formula="of:=IF([.E18]=&quot;&quot;;[.C18];CONCATENATE([.C18];&quot; / &quot;;[.E18]))" office:value-type="string" office:string-value=":m :篠笛,shinobue #*# / session-memo / s.1:todays-melody,i.f.=~,Re+,other=melodies:①~③">
            <text:p>:m :篠笛,shinobue #*# / session-memo / s.1:todays-melody,i.f.=~,Re+,other=melodies:①~③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3" office:value-type="string">
            <text:p>:m XXX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17">
            <text:p>1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6">2022/02/26</text:date>, <text:time>11:05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2-26T11:05:00.58</dc:date>
    <dc:creator>iwabuchi ken</dc:creator>
    <meta:editing-duration>P43DT12H52M49S</meta:editing-duration>
    <meta:editing-cycles>14623</meta:editing-cycles>
    <meta:document-statistic meta:table-count="2" meta:cell-count="505" meta:object-count="0"/>
    <meta:user-defined meta:name="qrichtext">1</meta:user-defined>
  </office:meta>
</office:document-meta>
</file>